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D000000933BBAE8FA72A8FE2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Georgia" fo:font-size="25pt" officeooo:rsid="000bb2ae" officeooo:paragraph-rsid="0016127f" style:font-size-asian="25pt" style:font-size-complex="25pt"/>
    </style:style>
    <style:style style:name="P2" style:family="paragraph" style:parent-style-name="Standard">
      <style:paragraph-properties fo:text-align="center" style:justify-single-word="false"/>
      <style:text-properties style:font-name="Georgia" fo:font-size="25pt" fo:font-style="normal" officeooo:rsid="000c88ef" officeooo:paragraph-rsid="0016127f" style:font-size-asian="25pt" style:font-style-asian="normal" style:font-size-complex="25pt" style:font-style-complex="normal"/>
    </style:style>
    <style:style style:name="P3" style:family="paragraph" style:parent-style-name="Standard">
      <style:paragraph-properties fo:text-align="center" style:justify-single-word="false"/>
      <style:text-properties style:font-name="Georgia" fo:font-size="58pt" officeooo:paragraph-rsid="0016127f" style:font-size-asian="58pt" style:font-size-complex="58pt"/>
    </style:style>
    <style:style style:name="P4" style:family="paragraph" style:parent-style-name="Standard">
      <style:text-properties style:font-name="Georgia" fo:font-size="15pt" officeooo:paragraph-rsid="0016127f" style:font-size-asian="15pt" style:font-size-complex="15pt"/>
    </style:style>
    <style:style style:name="P5" style:family="paragraph" style:parent-style-name="Standard">
      <style:text-properties style:font-name="Georgia" fo:font-size="15pt" officeooo:rsid="000bb2ae" officeooo:paragraph-rsid="0016127f" style:font-size-asian="13.1000003814697pt" style:font-size-complex="15pt"/>
    </style:style>
    <style:style style:name="P6" style:family="paragraph" style:parent-style-name="Standard">
      <style:paragraph-properties fo:text-align="justify" style:justify-single-word="false"/>
      <style:text-properties style:font-name="Georgia" fo:font-size="15pt" officeooo:rsid="00183338" officeooo:paragraph-rsid="00183338" style:font-size-asian="13.1000003814697pt" style:font-size-complex="15pt"/>
    </style:style>
    <style:style style:name="P7" style:family="paragraph" style:parent-style-name="Standard">
      <style:text-properties style:font-name="Georgia" fo:font-size="20pt" officeooo:rsid="000c88ef" officeooo:paragraph-rsid="0016127f" style:font-size-asian="20pt" style:font-size-complex="20pt"/>
    </style:style>
    <style:style style:name="P8" style:family="paragraph" style:parent-style-name="Standard">
      <style:text-properties style:font-name="Georgia" fo:font-size="20pt" officeooo:rsid="000e1680" officeooo:paragraph-rsid="0016127f" style:font-size-asian="20pt" style:font-size-complex="20pt"/>
    </style:style>
    <style:style style:name="P9" style:family="paragraph" style:parent-style-name="Standard">
      <style:text-properties style:font-name="Georgia" fo:font-size="20pt" officeooo:paragraph-rsid="0016127f" style:font-size-asian="20pt" style:font-size-complex="20pt"/>
    </style:style>
    <style:style style:name="P10" style:family="paragraph" style:parent-style-name="Standard">
      <style:paragraph-properties fo:text-align="justify" style:justify-single-word="false"/>
      <style:text-properties officeooo:paragraph-rsid="00183338"/>
    </style:style>
    <style:style style:name="P11" style:family="paragraph" style:parent-style-name="Standard" style:list-style-name="L1">
      <style:paragraph-properties fo:text-align="justify" style:justify-single-word="false"/>
      <style:text-properties style:font-name="Georgia" fo:font-size="15pt" officeooo:rsid="00183338" officeooo:paragraph-rsid="00183338" style:font-size-asian="13.1000003814697pt" style:font-size-complex="15pt"/>
    </style:style>
    <style:style style:name="P12" style:family="paragraph" style:parent-style-name="Standard">
      <style:paragraph-properties fo:text-align="justify" style:justify-single-word="false"/>
      <style:text-properties style:font-name="Georgia" fo:font-size="15pt" officeooo:rsid="00183338" officeooo:paragraph-rsid="00183338" style:font-size-asian="13.1000003814697pt" style:font-size-complex="15pt"/>
    </style:style>
    <style:style style:name="P13" style:family="paragraph" style:parent-style-name="Standard">
      <style:paragraph-properties fo:text-align="justify" style:justify-single-word="false"/>
      <style:text-properties style:font-name="Georgia" fo:font-size="15pt" officeooo:rsid="001a2732" officeooo:paragraph-rsid="001a2732" style:font-size-asian="13.1000003814697pt" style:font-size-complex="15pt"/>
    </style:style>
    <style:style style:name="P14" style:family="paragraph" style:parent-style-name="Standard">
      <style:paragraph-properties fo:text-align="justify" style:justify-single-word="false"/>
      <style:text-properties officeooo:rsid="00183338" officeooo:paragraph-rsid="00183338"/>
    </style:style>
    <style:style style:name="T1" style:family="text">
      <style:text-properties officeooo:rsid="001a749a"/>
    </style:style>
    <style:style style:name="T2" style:family="text">
      <style:text-properties officeooo:rsid="0016127f"/>
    </style:style>
    <style:style style:name="T3" style:family="text">
      <style:text-properties officeooo:rsid="001652ce"/>
    </style:style>
    <style:style style:name="T4" style:family="text">
      <style:text-properties style:font-name="Georgia" fo:font-size="15pt" style:font-size-asian="13.1000003814697pt" style:font-size-complex="15pt"/>
    </style:style>
    <style:style style:name="T5" style:family="text">
      <style:text-properties style:font-name="Georgia" fo:font-size="15pt" officeooo:rsid="00183338" style:font-size-asian="13.1000003814697pt" style:font-size-complex="15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Yggdrasil <text:span text:style-name="T1">R</text:span>obotics</text:p>
      <text:p text:style-name="P4"/>
      <text:p text:style-name="P2"><text:span text:style-name="T2">Tercera</text:span> reunión del equipo, <text:span text:style-name="T2">22</text:span>/07/202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Andrés Efraín Loja Bermeo</text:p>
      <text:p text:style-name="P7">Alejandro López Gómez</text:p>
      <text:p text:style-name="P8">Emilio Carrasco Uruñuela</text:p>
      <text:p text:style-name="P8">Cristina Mallaupoma Cáceres</text:p>
      <text:p text:style-name="P8">Nicolás Cereijo Ranchal</text:p>
      <text:p text:style-name="P1"><text:soft-page-break/><text:span text:style-name="T3">Objetivos iniciales</text:span> del proyecto</text:p>
      <text:p text:style-name="P5"/>
      <text:p text:style-name="P6">Los objetivos iniciales para preparar el inicio del proyecto en septiembre, ya que durante agosto el equipo no trabajará, serán principalmente la búsqueda de información sobre algunos componentes para entender como utilizarlos y la aplicación y reescritura de las librerías. Dichos objetivos son:</text:p>
      <text:p text:style-name="P6"/>
      <text:list xml:id="list1282861122" text:style-name="L1">
        <text:list-item>
          <text:p text:style-name="P11">Control del robot: implementar en el proyecto de Visual Studio las librerías del kit y escribir una capa de código superior que las oculte para facilitar su uso. Esta capa traducirá de las <text:s/>unidades de las librerías a milímetros e implementará funciones para suavizar los movimientos del robot.</text:p>
        </text:list-item>
      </text:list>
      <text:p text:style-name="P10"/>
      <text:list xml:id="list193705653148262" text:continue-numbering="true" text:style-name="L1">
        <text:list-item>
          <text:p text:style-name="P11">IMU: buscar información acerca del IMU, más precisamente sobre que tipo de datos devuelve y como utilizarlo para medir la posición del robot en el campo.</text:p>
        </text:list-item>
      </text:list>
      <text:p text:style-name="P14"/>
      <text:list xml:id="list193705575074151" text:continue-numbering="true" text:style-name="L1">
        <text:list-item>
          <text:p text:style-name="P11">Sensor de ultrasonidos: buscar los detalles para conocer el alcance máximo del sensor, el ángulo de medida, los puntos ciegos y demás características importantes.</text:p>
        </text:list-item>
      </text:list>
      <text:p text:style-name="P14"/>
      <text:list xml:id="list193706608866272" text:continue-numbering="true" text:style-name="L1">
        <text:list-item>
          <text:p text:style-name="P11">Impresora 3D: muy posiblemente la cubierta exterior del robot se fabrique mediante impresión 3D, de modo que también se empezará a recopilar la información para su uso y el diseño de las futuras piezas.</text:p>
        </text:list-item>
      </text:list>
      <text:p text:style-name="P14"/>
      <text:p text:style-name="P6">Debido a que durante el resto del verano el equipo estará inactivo los pocos ratos que le dediquemos se utilizarán para reunir esta información y tenerla preparada para cuando empecemos a trabajar.</text:p>
      <text:p text:style-name="P14"/>
      <text:p text:style-name="P6">En el día en que esta reunión ha sido celebrada el proyecto en GitHub con todos los repositorios necesarios esta listo para utilizar, de manera que todos los miembros del equipo tienen ya disponible tanto todos los archivos creados y buscados hasta la fecha como la capacidad de subir los suyos propios.</text:p>
      <text:p text:style-name="P6"/>
      <text:p text:style-name="P13">Además de lo anterior, queda pendiente destinar parte del presupuesto en comprarle un micrófono a Alex y champú para gat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arbol" xlink:href="Pictures/10000000000006D000000933BBAE8FA72A8FE21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arbol" style:repeat="stretch" style:footnote-max-height="0cm" loext:margin-gutter="0cm">
        <style:background-image xlink:href="Pictures/10000000000006D000000933BBAE8FA72A8FE21F.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arbol" style:repeat="stretch"/>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3T18:56:17.255000000</meta:creation-date>
    <dc:date>2023-07-23T19:37:04.692000000</dc:date>
    <meta:editing-duration>PT23M7S</meta:editing-duration>
    <meta:editing-cycles>4</meta:editing-cycles>
    <meta:generator>LibreOffice/7.5.3.2$Windows_X86_64 LibreOffice_project/9f56dff12ba03b9acd7730a5a481eea045e468f3</meta:generator>
    <meta:document-statistic meta:table-count="0" meta:image-count="0" meta:object-count="0" meta:page-count="2" meta:paragraph-count="16" meta:word-count="310" meta:character-count="1942" meta:non-whitespace-character-count="1651"/>
  </office:meta>
</office:document-meta>
</file>